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C000000DA41B59E3B.png" manifest:media-type="image/png"/>
  <manifest:file-entry manifest:full-path="Pictures/10000001000001640000018482857BD9.png" manifest:media-type="image/png"/>
  <manifest:file-entry manifest:full-path="Pictures/100000010000007100000065A6EFD959.png" manifest:media-type="image/png"/>
  <manifest:file-entry manifest:full-path="Pictures/10000001000000D9000000F62249FA27.png" manifest:media-type="image/png"/>
  <manifest:file-entry manifest:full-path="Pictures/10000001000000C5000000EEFABDF23D.png" manifest:media-type="image/png"/>
  <manifest:file-entry manifest:full-path="Pictures/100000010000015D000000F0BDCCE6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nja Naruto" svg:font-family="'Ninja Narut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1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378cm" fo:min-width="5.80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.326cm" fo:min-width="3.196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.326cm" fo:min-width="2.984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1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1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2.198cm" fo:min-width="3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85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3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93cm" loext:decorative="false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14" style:family="graphic" style:parent-style-name="objectwithoutfill">
      <style:graphic-properties svg:stroke-width="0.081cm" svg:stroke-color="#000000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38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Ninja Naruto" fo:font-size="15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Ninja Naruto" fo:font-size="15pt" style:font-size-asian="14pt" style:font-size-complex="14pt"/>
    </style:style>
    <style:style style:name="P3" style:family="paragraph">
      <style:paragraph-properties fo:text-align="center"/>
      <style:text-properties style:font-name="Ninja Naruto" fo:font-size="19.2999992370605pt" style:font-size-asian="18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style:font-name="Ninja Naruto" fo:font-size="19.2999992370605pt" style:font-size-asian="18pt" style:font-size-complex="18pt"/>
    </style:style>
    <style:style style:name="P5" style:family="paragraph">
      <style:paragraph-properties fo:text-align="center"/>
      <style:text-properties style:font-name="Chilanka" fo:font-size="19.2999992370605pt" fo:font-weight="bold" style:font-weight-asian="bold" style:font-weight-complex="bold"/>
    </style:style>
    <style:style style:name="P6" style:family="paragraph">
      <loext:graphic-properties draw:fill="none" draw:fill-color="#000000"/>
      <style:paragraph-properties fo:text-align="center" style:writing-mode="lr-tb"/>
      <style:text-properties style:font-name="Chilanka" fo:font-size="19.2999992370605pt" fo:font-weight="bold" style:font-weight-asian="bold" style:font-weight-complex="bold"/>
    </style:style>
    <style:style style:name="P7" style:family="paragraph">
      <style:paragraph-properties fo:text-align="center"/>
      <style:text-properties style:font-name="Chilanka" fo:font-size="15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000000"/>
      <style:paragraph-properties fo:text-align="center" style:writing-mode="lr-tb"/>
      <style:text-properties style:font-name="Chilanka" fo:font-size="15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Chilanka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Chilanka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Chilanka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hilanka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hilanka" fo:font-size="19.2999992370605pt" fo:font-weight="bold" style:font-weight-asian="bold" style:font-weight-complex="bold"/>
    </style:style>
    <style:style style:name="T4" style:family="text">
      <style:text-properties style:font-name="Chilanka" fo:font-weight="bold" style:font-weight-asian="bold" style:font-weight-complex="bold"/>
    </style:style>
    <style:style style:name="T5" style:family="text">
      <style:text-properties style:font-name="Chilanka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2" xml:id="id2" draw:id="id2" draw:layer="layout" svg:width="4cm" svg:height="2.5cm" svg:x="6.55cm" svg:y="1.888cm">
            <text:p text:style-name="P1"><text:span text:style-name="T1">Hokag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355cm" svg:height="2.68cm" svg:x="6.537cm" svg:y="17.358cm">
            <text:p text:style-name="P3"><text:span text:style-name="T2">Académie</text:span></text:p>
            <text:p text:style-name="P3"><text:span text:style-name="T2">des ninja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3cm" svg:height="2.3cm" svg:x="14.305cm" svg:y="17.657cm">
            <text:p text:style-name="P5"><text:span text:style-name="T3">Étudian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5cm" svg:height="2.3cm" svg:x="13.05cm" svg:y="1.988cm">
            <text:p text:style-name="P7"><text:span text:style-name="T1">Ch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xml:id="id1" draw:id="id1" draw:layer="layout" svg:width="4cm" svg:height="2.5cm" svg:x="6.551cm" svg:y="5.788cm">
            <text:p text:style-name="P1"><text:span text:style-name="T1">Ninjas</text:span></text:p>
            <text:p text:style-name="P1"><text:span text:style-name="T1">de niveau</text:span></text:p>
            <text:p text:style-name="P1"><text:span text:style-name="T1">supérieu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cm" svg:height="2.3cm" svg:x="13.051cm" svg:y="5.888cm">
            <text:p text:style-name="P7"><text:span text:style-name="T1">Él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3" draw:id="id3" draw:layer="layout" svg:width="4cm" svg:height="2.5cm" svg:x="6.551cm" svg:y="9.688cm">
            <text:p text:style-name="P1"><text:span text:style-name="T1">Ninjas</text:span></text:p>
            <text:p text:style-name="P1"><text:span text:style-name="T1">de niveau</text:span></text:p>
            <text:p text:style-name="P1"><text:span text:style-name="T1">moye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cm" svg:height="2.3cm" svg:x="13.051cm" svg:y="9.788cm">
            <text:p text:style-name="P7"><text:span text:style-name="T1">Fréqu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4" draw:id="id4" draw:layer="layout" svg:width="4cm" svg:height="2.5cm" svg:x="6.552cm" svg:y="13.588cm">
            <text:p text:style-name="P1"><text:span text:style-name="T1">Aspirants-</text:span></text:p>
            <text:p text:style-name="P1"><text:span text:style-name="T1">ninja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cm" svg:height="2.3cm" svg:x="13.052cm" svg:y="13.688cm">
            <text:p text:style-name="P7"><text:span text:style-name="T1">En cours</text:span></text:p>
            <text:p text:style-name="P7"><text:span text:style-name="T1">d’apprentis-sa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2cm" svg:height="2cm" svg:x="0.25cm" svg:y="5.938cm">
            <draw:text-box>
              <text:p text:style-name="P9"><text:span text:style-name="T4">A</text:span></text:p>
            </draw:text-box>
          </draw:frame>
          <draw:frame draw:style-name="gr9" draw:text-style-name="P10" draw:layer="layout" svg:width="2cm" svg:height="2cm" svg:x="0.25cm" svg:y="11.988cm">
            <draw:text-box>
              <text:p text:style-name="P9"><text:span text:style-name="T4">C</text:span></text:p>
            </draw:text-box>
          </draw:frame>
          <draw:frame draw:style-name="gr9" draw:text-style-name="P10" draw:layer="layout" svg:width="2cm" svg:height="2cm" svg:x="0.25cm" svg:y="9.888cm">
            <draw:text-box>
              <text:p text:style-name="P9"><text:span text:style-name="T4">B</text:span></text:p>
            </draw:text-box>
          </draw:frame>
          <draw:frame draw:style-name="gr9" draw:text-style-name="P10" draw:layer="layout" svg:width="2cm" svg:height="2cm" svg:x="0.25cm" svg:y="13.938cm">
            <draw:text-box>
              <text:p text:style-name="P9"><text:span text:style-name="T4">D</text:span></text:p>
            </draw:text-box>
          </draw:frame>
          <draw:frame draw:style-name="gr10" draw:text-style-name="P11" draw:layer="layout" svg:width="2cm" svg:height="2.109cm" svg:x="0.25cm" svg:y="10.698cm">
            <draw:text-box>
              <text:p text:style-name="P9"><text:span text:style-name="T5">.</text:span></text:p>
            </draw:text-box>
          </draw:frame>
          <draw:frame draw:style-name="gr10" draw:text-style-name="P11" draw:layer="layout" svg:width="2cm" svg:height="2.109cm" svg:x="0.25cm" svg:y="7.599cm">
            <draw:text-box>
              <text:p text:style-name="P9"><text:span text:style-name="T5">.</text:span></text:p>
            </draw:text-box>
          </draw:frame>
          <draw:frame draw:style-name="gr10" draw:text-style-name="P11" draw:layer="layout" svg:width="2cm" svg:height="2.109cm" svg:x="0.25cm" svg:y="12.599cm">
            <draw:text-box>
              <text:p text:style-name="P9"><text:span text:style-name="T5">.</text:span></text:p>
            </draw:text-box>
          </draw:frame>
          <draw:frame draw:style-name="gr11" draw:text-style-name="P12" draw:layer="layout" svg:width="2.5cm" svg:height="1.889cm" svg:x="0cm" svg:y="4.594cm">
            <draw:text-box>
              <text:p text:style-name="P9"><text:span text:style-name="T1">Rang</text:span></text:p>
              <text:p text:style-name="P9"><text:span text:style-name="T1">de la</text:span></text:p>
              <text:p text:style-name="P9"><text:span text:style-name="T1">mission</text:span></text:p>
            </draw:text-box>
          </draw:frame>
          <draw:frame draw:style-name="gr12" draw:text-style-name="P12" draw:layer="layout" svg:width="3.25cm" svg:height="1.343cm" svg:x="2.65cm" svg:y="5.267cm">
            <draw:text-box>
              <text:p text:style-name="P9"><text:span text:style-name="T1">Distribution</text:span></text:p>
            </draw:text-box>
          </draw:frame>
          <draw:line draw:style-name="gr13" draw:text-style-name="P13" draw:layer="layout" svg:x1="1.75cm" svg:y1="6.938cm" svg:x2="6.25cm" svg:y2="6.938cm">
            <text:p/>
          </draw:line>
          <draw:line draw:style-name="gr13" draw:text-style-name="P13" draw:layer="layout" svg:x1="1.73cm" svg:y1="10.738cm" svg:x2="6.23cm" svg:y2="10.738cm">
            <text:p/>
          </draw:line>
          <draw:line draw:style-name="gr13" draw:text-style-name="P13" draw:layer="layout" svg:x1="1.73cm" svg:y1="14.838cm" svg:x2="6.23cm" svg:y2="14.838cm">
            <text:p/>
          </draw:line>
          <draw:line draw:style-name="gr13" draw:text-style-name="P13" draw:layer="layout" svg:x1="1.73cm" svg:y1="12.838cm" svg:x2="6.25cm" svg:y2="14.188cm">
            <text:p/>
          </draw:line>
          <draw:line draw:style-name="gr13" draw:text-style-name="P13" draw:layer="layout" svg:x1="1.71cm" svg:y1="12.859cm" svg:x2="6.25cm" svg:y2="11.438cm">
            <text:p/>
          </draw:line>
          <draw:line draw:style-name="gr14" draw:text-style-name="P13" draw:layer="layout" svg:x1="10.531cm" svg:y1="14.938cm" svg:x2="13.031cm" svg:y2="14.938cm">
            <text:p/>
          </draw:line>
          <draw:line draw:style-name="gr14" draw:text-style-name="P13" draw:layer="layout" svg:x1="10.531cm" svg:y1="10.938cm" svg:x2="13.031cm" svg:y2="10.938cm">
            <text:p/>
          </draw:line>
          <draw:line draw:style-name="gr14" draw:text-style-name="P13" draw:layer="layout" svg:x1="10.531cm" svg:y1="3.188cm" svg:x2="13.031cm" svg:y2="3.188cm">
            <text:p/>
          </draw:line>
          <draw:line draw:style-name="gr14" draw:text-style-name="P13" draw:layer="layout" svg:x1="12.876cm" svg:y1="18.843cm" svg:x2="14.326cm" svg:y2="18.843cm">
            <text:p/>
          </draw:line>
          <draw:line draw:style-name="gr14" draw:text-style-name="P13" draw:layer="layout" svg:x1="10.562cm" svg:y1="7.138cm" svg:x2="13.062cm" svg:y2="7.138cm">
            <text:p/>
          </draw:line>
          <draw:connector draw:style-name="gr15" draw:text-style-name="P9" draw:layer="layout" svg:x1="8.551cm" svg:y1="5.788cm" svg:x2="8.55cm" svg:y2="4.388cm" draw:start-shape="id1" draw:start-glue-point="0" draw:end-shape="id2" draw:end-glue-point="2" svg:d="M8551 5788v-700h-1v-700" svg:viewBox="0 0 2 1401">
            <text:p/>
          </draw:connector>
          <draw:connector draw:style-name="gr15" draw:text-style-name="P9" draw:layer="layout" svg:x1="8.551cm" svg:y1="9.688cm" svg:x2="8.551cm" svg:y2="8.288cm" draw:start-shape="id3" draw:start-glue-point="0" draw:end-shape="id1" draw:end-glue-point="2" svg:d="M8551 9688v-1400" svg:viewBox="0 0 1 1401">
            <text:p/>
          </draw:connector>
          <draw:connector draw:style-name="gr15" draw:text-style-name="P9" draw:layer="layout" svg:x1="8.552cm" svg:y1="13.588cm" svg:x2="8.551cm" svg:y2="12.188cm" draw:start-shape="id4" draw:start-glue-point="0" draw:end-shape="id3" draw:end-glue-point="2" svg:d="M8552 13588v-700h-1v-700" svg:viewBox="0 0 2 1401">
            <text:p/>
          </draw:connector>
          <draw:line draw:style-name="gr14" draw:text-style-name="P13" draw:layer="layout" svg:x1="8.531cm" svg:y1="16.095cm" svg:x2="8.531cm" svg:y2="17.345cm">
            <text:p/>
          </draw:line>
          <draw:frame draw:style-name="gr16" draw:text-style-name="P10" draw:layer="layout" svg:width="17.75cm" svg:height="1.588cm" svg:x="1.15cm" svg:y="0cm">
            <draw:text-box>
              <text:p text:style-name="P9"><text:span text:style-name="T4">Missions </text:span><text:span text:style-name="T4">affectées </text:span><text:span text:style-name="T4">aux ninjas </text:span><text:span text:style-name="T4">en fonction </text:span><text:span text:style-name="T4">de la </text:span><text:span text:style-name="T4">hiérarchie</text:span></text:p>
            </draw:text-box>
          </draw:frame>
          <draw:frame draw:style-name="gr17" draw:text-style-name="P13" draw:layer="layout" svg:width="2.182cm" svg:height="1.5cm" svg:x="16.5cm" svg:y="1.638cm">
            <draw:image xlink:href="Pictures/100000010000015D000000F0BDCCE68B.png" xlink:type="simple" xlink:show="embed" xlink:actuate="onLoad" draw:mime-type="image/png">
              <text:p/>
            </draw:image>
          </draw:frame>
          <draw:frame draw:style-name="gr17" draw:text-style-name="P13" draw:layer="layout" svg:width="1.68cm" svg:height="1.5cm" svg:x="16.95cm" svg:y="5.588cm">
            <draw:image xlink:href="Pictures/100000010000007100000065A6EFD959.png" xlink:type="simple" xlink:show="embed" xlink:actuate="onLoad" draw:mime-type="image/png">
              <text:p/>
            </draw:image>
          </draw:frame>
          <draw:frame draw:style-name="gr17" draw:text-style-name="P13" draw:layer="layout" svg:width="1.36cm" svg:height="1.5cm" svg:x="17.25cm" svg:y="9.657cm">
            <draw:image xlink:href="Pictures/10000001000001640000018482857BD9.png" xlink:type="simple" xlink:show="embed" xlink:actuate="onLoad" draw:mime-type="image/png">
              <text:p/>
            </draw:image>
          </draw:frame>
          <draw:frame draw:style-name="gr17" draw:text-style-name="P13" draw:layer="layout" svg:width="1.24cm" svg:height="1.5cm" svg:x="17.01cm" svg:y="12.988cm">
            <draw:image xlink:href="Pictures/10000001000000C5000000EEFABDF23D.png" xlink:type="simple" xlink:show="embed" xlink:actuate="onLoad" draw:mime-type="image/png">
              <text:p/>
            </draw:image>
          </draw:frame>
          <draw:frame draw:style-name="gr17" draw:text-style-name="P13" draw:layer="layout" svg:width="1.32cm" svg:height="1.5cm" svg:x="17.58cm" svg:y="14.588cm">
            <draw:image xlink:href="Pictures/10000001000000D9000000F62249FA27.png" xlink:type="simple" xlink:show="embed" xlink:actuate="onLoad" draw:mime-type="image/png">
              <text:p/>
            </draw:image>
          </draw:frame>
          <draw:frame draw:style-name="gr17" draw:text-style-name="P13" draw:layer="layout" svg:width="1.4cm" svg:height="1.5cm" svg:x="16cm" svg:y="15.038cm">
            <draw:image xlink:href="Pictures/10000001000000CC000000DA41B59E3B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nja Naruto" svg:font-family="'Ninja Narut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7cm" fo:page-height="20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4:42:52.701869509</meta:creation-date>
    <dc:date>2024-05-29T16:54:08.706062938</dc:date>
    <meta:editing-duration>PT4H48M15S</meta:editing-duration>
    <meta:editing-cycles>8</meta:editing-cycles>
    <meta:generator>LibreOffice/24.2.3.2$Linux_X86_64 LibreOffice_project/420$Build-2</meta:generator>
    <meta:document-statistic meta:object-count="41"/>
  </office:meta>
</office:document-meta>
</file>